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style:text-properties officeooo:rsid="00124a89" officeooo:paragraph-rsid="00461963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9" style:family="paragraph" style:parent-style-name="Table_20_Contents">
      <style:text-properties style:font-name="helevetica" officeooo:rsid="00124a89" officeooo:paragraph-rsid="0015d714"/>
    </style:style>
    <style:style style:name="P10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1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502cf7" officeooo:paragraph-rsid="00502cf7" fo:background-color="transparent" style:font-weight-asian="normal" style:font-weight-complex="normal"/>
    </style:style>
    <style:style style:name="P18" style:family="paragraph" style:parent-style-name="Table_20_Contents">
      <style:text-properties style:font-name="helevetica" fo:font-style="normal" officeooo:rsid="00124a89" officeooo:paragraph-rsid="0015d714" style:font-style-asian="normal" style:font-style-complex="normal"/>
    </style:style>
    <style:style style:name="P19" style:family="paragraph" style:parent-style-name="Table_20_Contents">
      <style:text-properties style:font-name="helevetica" officeooo:rsid="003d64b1" officeooo:paragraph-rsid="003d64b1"/>
    </style:style>
    <style:style style:name="P20" style:family="paragraph" style:parent-style-name="Table_20_Contents">
      <style:text-properties style:font-name="helevetica" officeooo:rsid="00307bf2" officeooo:paragraph-rsid="00307bf2"/>
    </style:style>
    <style:style style:name="P21" style:family="paragraph" style:parent-style-name="Table_20_Contents">
      <style:text-properties style:font-name="helevetica" officeooo:rsid="005036e7" officeooo:paragraph-rsid="005036e7"/>
    </style:style>
    <style:style style:name="P22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3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4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5" style:family="paragraph" style:parent-style-name="Table_20_Contents" style:list-style-name="L1">
      <style:text-properties style:font-name="helevetica" fo:font-size="12pt" officeooo:rsid="00519623" officeooo:paragraph-rsid="00519623" style:font-size-asian="12pt" style:font-size-complex="12pt"/>
    </style:style>
    <style:style style:name="P26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5074a4" officeooo:paragraph-rsid="005074a4" style:font-weight-asian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461963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4a0cd2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7" style:family="text">
      <style:text-properties fo:font-variant="normal" fo:text-transform="none" style:font-name="myriad pro" fo:font-size="12pt" fo:letter-spacing="normal" fo:font-style="normal" fo:font-weight="normal" officeooo:rsid="004a0cd2" style:font-size-asian="12pt" style:font-size-complex="12pt"/>
    </style:style>
    <style:style style:name="T8" style:family="text">
      <style:text-properties fo:font-variant="normal" fo:text-transform="none" style:font-name="myriad pro" fo:font-size="12pt" fo:letter-spacing="normal" fo:font-style="normal" fo:font-weight="normal" officeooo:rsid="005036e7" style:font-size-asian="12pt" style:font-size-complex="12pt"/>
    </style:style>
    <style:style style:name="T9" style:family="text">
      <style:text-properties officeooo:rsid="0015d7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a0cd2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a0cd2" style:font-style-asian="italic" style:font-weight-asian="normal" style:font-style-complex="italic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3a38" style:font-weight-asian="normal" style:font-weight-complex="normal"/>
    </style:style>
    <style:style style:name="T17" style:family="text">
      <style:text-properties fo:font-weight="normal" officeooo:rsid="003153e7" style:font-weight-asian="normal" style:font-weight-complex="normal"/>
    </style:style>
    <style:style style:name="T18" style:family="text">
      <style:text-properties fo:font-weight="normal" officeooo:rsid="004a0cd2" style:font-weight-asian="normal" style:font-weight-complex="normal"/>
    </style:style>
    <style:style style:name="T19" style:family="text">
      <style:text-properties fo:font-weight="normal" officeooo:rsid="005036e7" style:font-weight-asian="normal" style:font-weight-complex="normal"/>
    </style:style>
    <style:style style:name="T20" style:family="text">
      <style:text-properties fo:font-weight="normal" officeooo:rsid="005074a4" style:font-weight-asian="normal" style:font-weight-complex="normal"/>
    </style:style>
    <style:style style:name="T21" style:family="text">
      <style:text-properties fo:font-weight="normal" officeooo:rsid="00519623" style:font-weight-asian="normal" style:font-weight-complex="normal"/>
    </style:style>
    <style:style style:name="T22" style:family="text">
      <style:text-properties officeooo:rsid="002a10de"/>
    </style:style>
    <style:style style:name="T23" style:family="text">
      <style:text-properties officeooo:rsid="002f6230"/>
    </style:style>
    <style:style style:name="T24" style:family="text">
      <style:text-properties officeooo:rsid="003c5414"/>
    </style:style>
    <style:style style:name="T25" style:family="text">
      <style:text-properties fo:font-style="normal" officeooo:rsid="004a0cd2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4a0cd2" style:font-style-asian="normal" style:font-weight-asian="bold" style:font-style-complex="normal" style:font-weight-complex="bold"/>
    </style:style>
    <style:style style:name="T28" style:family="text">
      <style:text-properties officeooo:rsid="004a0cd2"/>
    </style:style>
    <style:style style:name="T29" style:family="text">
      <style:text-properties officeooo:rsid="004ba37f"/>
    </style:style>
    <style:style style:name="T30" style:family="text">
      <style:text-properties officeooo:rsid="00502cf7"/>
    </style:style>
    <style:style style:name="T31" style:family="text">
      <style:text-properties officeooo:rsid="005277f4"/>
    </style:style>
    <style:style style:name="T32" style:family="text">
      <style:text-properties officeooo:rsid="0052ce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Cas d’utilisation N°<text:span text:style-name="T28">1</text:span></text:p>
          </table:table-cell>
        </table:table-row>
        <table:table-row>
          <table:table-cell table:style-name="Table4.A2" office:value-type="string">
            <text:p text:style-name="P11"><text:span text:style-name="T10">Nom : </text:span><text:span text:style-name="T11">Connexion</text:span><text:span text:style-name="T15"> (package : interface </text:span><text:span text:style-name="T16">client ; </text:span><text:span text:style-name="T18">et gestion des commandes</text:span><text:span text:style-name="T15">)</text:span></text:p>
            <text:p text:style-name="P10"><text:span text:style-name="T10">Acteur </text:span>: <text:span text:style-name="T32">Clients, employés</text:span></text:p>
            <text:p text:style-name="P6"><text:span text:style-name="Strong_20_Emphasis"><text:span text:style-name="T2">Description</text:span></text:span><text:span text:style-name="T6"> </text:span><text:span text:style-name="T3">: </text:span><text:span text:style-name="T7">Le client ou bien les employés doivent pouvoir se connecter sur un système qui reconnaît l’utilisateur et adapte l’interface en fonction de ce dernier. </text:span><text:span text:style-name="T8">(autorisation...)</text:span></text:p>
            <text:p text:style-name="P23"/>
            <text:p text:style-name="P22"><text:span text:style-name="T10">Auteur </text:span>: <text:span text:style-name="T24">Thomas</text:span></text:p>
            <text:p text:style-name="P22"><text:span text:style-name="T10">Date </text:span>: 1<text:span text:style-name="T9">3</text:span> juillet 2018</text:p>
            <text:p text:style-name="P22"/>
            <text:p text:style-name="P5"><text:span text:style-name="Strong_20_Emphasis"><text:span text:style-name="T2">Pré-conditions</text:span></text:span><text:span text:style-name="T3"> : </text:span><text:span text:style-name="T5">Se rendre sur le site « OC PIZZA »</text:span></text:p>
            <text:p text:style-name="P4"><text:span text:style-name="Strong_20_Emphasis"><text:span text:style-name="T2">Démarrage</text:span></text:span><text:span text:style-name="T3"> : L</text:span><text:span text:style-name="T4">’</text:span><text:span text:style-name="T5">utilisateur demande la page « CONNEXION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e scénario nominal</text:p>
          </table:table-cell>
        </table:table-row>
        <table:table-row>
          <table:table-cell table:style-name="Table2.A2" office:value-type="string">
            <text:p text:style-name="P9"><text:span text:style-name="T10">1 </text:span><text:span text:style-name="T11">Le système affiche les formulaires de connexions.</text:span></text:p>
            <text:p text:style-name="P9"><text:span text:style-name="T12">2 </text:span><text:span text:style-name="T25">L’utilisateur entre ses identifiants et mot de passes.</text:span></text:p>
            <text:p text:style-name="P9"><text:span text:style-name="T26">3 </text:span><text:span text:style-name="T27">Le système</text:span><text:span text:style-name="T25"> connecte l’utilisateur et présente une interface dédiée.</text:span></text:p>
            <text:p text:style-name="P18"><text:span text:style-name="T13">4 </text:span><text:span text:style-name="T14">L’utilisateur</text:span><text:span text:style-name="T11"> </text:span><text:span text:style-name="T18">peut accéder aux fonctionnalités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Les scénarios <text:span text:style-name="T30">d’exceptions</text:span></text:p>
          </table:table-cell>
        </table:table-row>
        <table:table-row>
          <table:table-cell table:style-name="Table3.A2" office:value-type="string">
            <text:p text:style-name="P19">2.<text:span text:style-name="T29">a Le système indique de mauvais identifiants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Fin : Scénario nominal, sur <text:span text:style-name="T23">décision</text:span> de l’utilisateur aux étapes 2,3,<text:span text:style-name="T22">4</text:span> ou <text:span text:style-name="T22">7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81039131123085841" text:style-name="L1">
              <text:list-item>
                <text:p text:style-name="P24"><text:span text:style-name="T1">Scénario nominal : </text:span><text:span text:style-name="T9"> Le système affiche un message de bienvenue, exemple : Bonjour Marc et bienvenue sur OC PIZZA</text:span></text:p>
              </text:list-item>
              <text:list-item>
                <text:p text:style-name="P25">Scénario d’exception : L’utilisateur a le choix entre s’inscrire ou entrer de nouveau identifiants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17">le formulaire de mail sera contour<text:span text:style-name="T31">n</text:span>é de rouge en rouge tant que l’utilisateur n’aura pas saisie une adresse correcte.</text:p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20"><text:span text:style-name="T17">-</text:span><text:span text:style-name="T19">La connexion se fera </text:span><text:span text:style-name="T20">instantanément.</text:span></text:p>
            <text:p text:style-name="P21"><text:span text:style-name="T19">-</text:span><text:span text:style-name="T15">Le mail </text:span><text:span text:style-name="T21">pour</text:span><text:span text:style-name="T15"> récupérer le mot de passe devra être envoyé en 2 minutes au maximum</text:span></text:p>
          </table:table-cell>
        </table:table-row>
        <table:table-row table:style-name="Table1.3">
          <table:table-cell table:style-name="Table1.A3" office:value-type="string">
            <text:p text:style-name="P14">Problèmes non résolues ou non évoqués :</text:p>
            <text:p text:style-name="P26">AUCUN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26T18:28:24.094898631</dc:date>
    <meta:editing-duration>PT1H50M17S</meta:editing-duration>
    <meta:editing-cycles>55</meta:editing-cycles>
    <meta:generator>LibreOffice/5.1.6.2$Linux_X86_64 LibreOffice_project/10m0$Build-2</meta:generator>
    <meta:document-statistic meta:table-count="5" meta:image-count="0" meta:object-count="0" meta:page-count="1" meta:paragraph-count="26" meta:word-count="223" meta:character-count="1373" meta:non-whitespace-character-count="1176"/>
  </office:meta>
</office:document-meta>
</file>